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75cm" fo:min-width="18.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5cm" fo:min-width="4.8cm"/>
    </style:style>
    <style:style style:name="gr11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3.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6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2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2" draw:layer="layout" svg:width="4cm" svg:height="1.1cm" svg:x="1cm" svg:y="1.1cm">
          <draw:text-box>
            <text:p>FRED</text:p>
          </draw:text-box>
        </draw:frame>
        <draw:frame draw:style-name="gr3" draw:text-style-name="P4" draw:layer="layout" svg:width="9.2cm" svg:height="1cm" svg:x="5.8cm" svg:y="1.3cm">
          <draw:text-box>
            <text:p text:style-name="P3"><text:span text:style-name="T1">Acceuil Présentation Produits </text:span><text:span text:style-name="T1">Contacts</text:span></text:p>
          </draw:text-box>
        </draw:frame>
        <draw:frame draw:style-name="gr4" draw:text-style-name="P2" draw:layer="layout" svg:width="3.4cm" svg:height="0.962cm" svg:x="16.6cm" svg:y="1.3cm">
          <draw:text-box>
            <text:p>Notice</text:p>
          </draw:text-box>
        </draw:frame>
        <draw:custom-shape draw:style-name="gr5" draw:text-style-name="P1" draw:layer="layout" svg:width="19cm" svg:height="7cm" svg:x="1cm" svg:y="2.2cm">
          <text:p text:style-name="P1">Produit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cm" svg:y1="2.3cm" svg:x2="20cm" svg:y2="9.3cm">
          <text:p/>
        </draw:line>
        <draw:frame draw:style-name="gr7" draw:text-style-name="P2" draw:layer="layout" svg:width="18.8cm" svg:height="1.2cm" svg:x="1.2cm" svg:y="9.4cm">
          <draw:text-box>
            <text:p>Oe © - Conditions legal – Remboursement – contacts </text:p>
          </draw:text-box>
        </draw:frame>
      </draw:page>
      <draw:page draw:name="page2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2" draw:layer="layout" svg:width="4cm" svg:height="1.1cm" svg:x="1cm" svg:y="1.1cm">
          <draw:text-box>
            <text:p>FRED</text:p>
          </draw:text-box>
        </draw:frame>
        <draw:frame draw:style-name="gr3" draw:text-style-name="P4" draw:layer="layout" svg:width="9.2cm" svg:height="1cm" svg:x="5.8cm" svg:y="1.3cm">
          <draw:text-box>
            <text:p text:style-name="P3"><text:span text:style-name="T1">Acceuil Présentation Produits Contacts</text:span></text:p>
          </draw:text-box>
        </draw:frame>
        <draw:frame draw:style-name="gr4" draw:text-style-name="P2" draw:layer="layout" svg:width="3.4cm" svg:height="0.962cm" svg:x="16.6cm" svg:y="1.3cm">
          <draw:text-box>
            <text:p>Notice</text:p>
          </draw:text-box>
        </draw:frame>
        <draw:frame draw:style-name="gr7" draw:text-style-name="P2" draw:layer="layout" svg:width="18.8cm" svg:height="1.2cm" svg:x="1cm" svg:y="27.5cm">
          <draw:text-box>
            <text:p>Oe © - Conditions légal – Remboursement – contacts </text:p>
          </draw:text-box>
        </draw:frame>
        <draw:frame draw:style-name="gr8" draw:text-style-name="P2" draw:layer="layout" svg:width="9.5cm" svg:height="1.673cm" svg:x="1.6cm" svg:y="3.6cm">
          <draw:text-box>
            <text:p>TEXTE COMMENT EST VENU L4IDEE</text:p>
          </draw:text-box>
        </draw:frame>
        <draw:frame draw:style-name="gr2" draw:text-style-name="P2" draw:layer="layout" svg:width="9.1cm" svg:height="1.1cm" svg:x="11.2cm" svg:y="6.7cm">
          <draw:text-box>
            <text:p>TEXTE CONCRETISATION</text:p>
          </draw:text-box>
        </draw:frame>
        <draw:frame draw:style-name="gr8" draw:text-style-name="P2" draw:layer="layout" svg:width="7.9cm" svg:height="1.673cm" svg:x="1.8cm" svg:y="8.5cm">
          <draw:text-box>
            <text:p>TEXTE POURQUOI UTILISER</text:p>
          </draw:text-box>
        </draw:frame>
        <draw:frame draw:style-name="gr9" draw:text-style-name="P2" draw:layer="layout" svg:width="8.3cm" svg:height="2.5cm" svg:x="10.6cm" svg:y="11.9cm">
          <draw:text-box>
            <text:p>TEXTE COMMENT L’UTILISER</text:p>
          </draw:text-box>
        </draw:frame>
        <draw:custom-shape draw:style-name="gr10" draw:text-style-name="P1" draw:layer="layout" svg:width="5.3cm" svg:height="2.7cm" svg:x="12.4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cm" svg:height="2.7cm" svg:x="2.7cm" svg:y="5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cm" svg:height="2.7cm" svg:x="11.7cm" svg:y="8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cm" svg:height="2.7cm" svg:x="11.7cm" svg:y="8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cm" svg:height="2.7cm" svg:x="3.4cm" svg:y="11.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.7cm" svg:y1="5.5cm" svg:x2="7.9cm" svg:y2="7.9cm">
          <text:p/>
        </draw:line>
        <draw:line draw:style-name="gr6" draw:text-style-name="P5" draw:layer="layout" svg:x1="11.8cm" svg:y1="8.4cm" svg:x2="17.5cm" svg:y2="11.3cm">
          <text:p/>
        </draw:line>
        <draw:line draw:style-name="gr6" draw:text-style-name="P5" draw:layer="layout" svg:x1="3.1cm" svg:y1="11cm" svg:x2="9.4cm" svg:y2="14.1cm">
          <text:p/>
        </draw:line>
        <draw:line draw:style-name="gr6" draw:text-style-name="P5" draw:layer="layout" svg:x1="12.3cm" svg:y1="3.3cm" svg:x2="17.9cm" svg:y2="6cm">
          <text:p/>
        </draw:line>
      </draw:page>
      <draw:page draw:name="page3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2" draw:layer="layout" svg:width="4cm" svg:height="1.1cm" svg:x="1cm" svg:y="1.1cm">
          <draw:text-box>
            <text:p>FRED</text:p>
          </draw:text-box>
        </draw:frame>
        <draw:frame draw:style-name="gr3" draw:text-style-name="P4" draw:layer="layout" svg:width="9.2cm" svg:height="1cm" svg:x="5.8cm" svg:y="1.3cm">
          <draw:text-box>
            <text:p text:style-name="P3"><text:span text:style-name="T1">Acceuil Présentation Produits Contacts</text:span></text:p>
          </draw:text-box>
        </draw:frame>
        <draw:frame draw:style-name="gr4" draw:text-style-name="P2" draw:layer="layout" svg:width="3.4cm" svg:height="0.962cm" svg:x="16.6cm" svg:y="1.3cm">
          <draw:text-box>
            <text:p>Notice</text:p>
          </draw:text-box>
        </draw:frame>
        <draw:frame draw:style-name="gr7" draw:text-style-name="P2" draw:layer="layout" svg:width="18.8cm" svg:height="1.2cm" svg:x="1cm" svg:y="27.5cm">
          <draw:text-box>
            <text:p>Oe © - Conditions légal – Remboursement – contacts </text:p>
          </draw:text-box>
        </draw:frame>
        <draw:frame draw:style-name="gr11" draw:text-style-name="P2" draw:layer="layout" svg:width="4.2cm" svg:height="2.8cm" svg:x="2.2cm" svg:y="3.4cm">
          <draw:text-box>
            <text:p>PRODUIT 1</text:p>
            <text:p>(Texte deroulant)</text:p>
          </draw:text-box>
        </draw:frame>
        <draw:frame draw:style-name="gr12" draw:text-style-name="P2" draw:layer="layout" svg:width="4.2cm" svg:height="2.7cm" svg:x="7.8cm" svg:y="3.5cm">
          <draw:text-box>
            <text:p>PRODUIT 2</text:p>
            <text:p>(texte deroulant)</text:p>
          </draw:text-box>
        </draw:frame>
        <draw:frame draw:style-name="gr12" draw:text-style-name="P2" draw:layer="layout" svg:width="4.2cm" svg:height="2.7cm" svg:x="13.4cm" svg:y="3.5cm">
          <draw:text-box>
            <text:p>PRODUIT 3</text:p>
            <text:p>(texte deroulant)</text:p>
          </draw:text-box>
        </draw:frame>
        <draw:frame draw:style-name="gr12" draw:text-style-name="P2" draw:layer="layout" svg:width="4.2cm" svg:height="2.7cm" svg:x="2cm" svg:y="8cm">
          <draw:text-box>
            <text:p>PRODUIT 4</text:p>
            <text:p>(texte deroulant)</text:p>
          </draw:text-box>
        </draw:frame>
        <draw:frame draw:style-name="gr12" draw:text-style-name="P2" draw:layer="layout" svg:width="4.2cm" svg:height="2.7cm" svg:x="7.6cm" svg:y="7.7cm">
          <draw:text-box>
            <text:p>PRODUIT 5</text:p>
            <text:p>(texte deroulant)</text:p>
          </draw:text-box>
        </draw:frame>
        <draw:frame draw:style-name="gr12" draw:text-style-name="P2" draw:layer="layout" svg:width="4.2cm" svg:height="2.7cm" svg:x="13.2cm" svg:y="7.6cm">
          <draw:text-box>
            <text:p>PRODUIT 6</text:p>
            <text:p>(texte deroulant)</text:p>
          </draw:text-box>
        </draw:frame>
        <draw:frame draw:style-name="gr12" draw:text-style-name="P2" draw:layer="layout" svg:width="4.2cm" svg:height="2.7cm" svg:x="1.8cm" svg:y="11.8cm">
          <draw:text-box>
            <text:p>PRODUIT 7</text:p>
            <text:p>(texte deroulant)</text:p>
          </draw:text-box>
        </draw:frame>
        <draw:frame draw:style-name="gr12" draw:text-style-name="P2" draw:layer="layout" svg:width="4.2cm" svg:height="2.7cm" svg:x="7.6cm" svg:y="11.7cm">
          <draw:text-box>
            <text:p>PRODUIT 8</text:p>
            <text:p>(texte deroulant)</text:p>
          </draw:text-box>
        </draw:frame>
        <draw:frame draw:style-name="gr12" draw:text-style-name="P2" draw:layer="layout" svg:width="4.2cm" svg:height="2.7cm" svg:x="13cm" svg:y="11.7cm">
          <draw:text-box>
            <text:p>PRODUIT 9</text:p>
            <text:p>(texte deroulant)</text:p>
          </draw:text-box>
        </draw:frame>
        <draw:frame draw:style-name="gr12" draw:text-style-name="P2" draw:layer="layout" svg:width="4.2cm" svg:height="3.095cm" svg:x="1.7cm" svg:y="15.2cm">
          <draw:text-box>
            <text:p>PRODUIT 10</text:p>
            <text:p>(texte deroulant)</text:p>
          </draw:text-box>
        </draw:frame>
        <draw:frame draw:style-name="gr12" draw:text-style-name="P2" draw:layer="layout" svg:width="4.2cm" svg:height="2.7cm" svg:x="7.4cm" svg:y="15.115cm">
          <draw:text-box>
            <text:p>PRODUIT 11</text:p>
            <text:p>(texte deroulant)</text:p>
          </draw:text-box>
        </draw:frame>
        <draw:frame draw:style-name="gr12" draw:text-style-name="P2" draw:layer="layout" svg:width="4.2cm" svg:height="3.095cm" svg:x="13cm" svg:y="15.4cm">
          <draw:text-box>
            <text:p>PRODUIT 12</text:p>
            <text:p>(texte deroulant)</text:p>
          </draw:text-box>
        </draw:frame>
        <draw:frame draw:style-name="gr12" draw:text-style-name="P2" draw:layer="layout" svg:width="4.2cm" svg:height="3.095cm" svg:x="1.6cm" svg:y="19.8cm">
          <draw:text-box>
            <text:p>PRODUIT 13</text:p>
            <text:p>(texte deroulant)</text:p>
          </draw:text-box>
        </draw:frame>
        <draw:frame draw:style-name="gr12" draw:text-style-name="P2" draw:layer="layout" svg:width="4.2cm" svg:height="3.095cm" svg:x="7.4cm" svg:y="19.2cm">
          <draw:text-box>
            <text:p>PRODUIT 14</text:p>
            <text:p>(texte deroulant)</text:p>
          </draw:text-box>
        </draw:frame>
        <draw:frame draw:style-name="gr12" draw:text-style-name="P2" draw:layer="layout" svg:width="4.2cm" svg:height="3.095cm" svg:x="12.7cm" svg:y="19.305cm">
          <draw:text-box>
            <text:p>PRODUIT 15</text:p>
            <text:p>(texte deroulant)</text:p>
          </draw:text-box>
        </draw:frame>
      </draw:page>
      <draw:page draw:name="page4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7" draw:layer="layout" svg:width="4cm" svg:height="1.1cm" svg:x="1cm" svg:y="1.1cm">
          <draw:text-box>
            <text:p text:style-name="P6">FRED</text:p>
          </draw:text-box>
        </draw:frame>
        <draw:frame draw:style-name="gr3" draw:text-style-name="P4" draw:layer="layout" svg:width="9.2cm" svg:height="1cm" svg:x="5.8cm" svg:y="1.3cm">
          <draw:text-box>
            <text:p text:style-name="P3"><text:span text:style-name="T1">Acceuil Présentation Produits Contacts</text:span></text:p>
          </draw:text-box>
        </draw:frame>
        <draw:frame draw:style-name="gr4" draw:text-style-name="P7" draw:layer="layout" svg:width="3.4cm" svg:height="0.962cm" svg:x="16.6cm" svg:y="1.3cm">
          <draw:text-box>
            <text:p text:style-name="P6">Notice</text:p>
          </draw:text-box>
        </draw:frame>
        <draw:frame draw:style-name="gr7" draw:text-style-name="P7" draw:layer="layout" svg:width="18.8cm" svg:height="1.2cm" svg:x="1cm" svg:y="27.5cm">
          <draw:text-box>
            <text:p text:style-name="P6">Oe © - Conditions légal – Remboursement – contacts </text:p>
          </draw:text-box>
        </draw:frame>
        <draw:frame draw:style-name="gr9" draw:text-style-name="P7" draw:layer="layout" svg:width="2.8cm" svg:height="3.806cm" svg:x="4.1cm" svg:y="6.7cm">
          <draw:text-box>
            <text:p text:style-name="P6">Tout plein de texte pour rien dire</text:p>
          </draw:text-box>
        </draw:frame>
        <draw:frame draw:style-name="gr13" draw:text-style-name="P7" draw:layer="layout" svg:width="8.7cm" svg:height="3.7cm" svg:x="6cm" svg:y="12.7cm">
          <draw:text-box>
            <text:p text:style-name="P6">* Integration google maps avec une adresse de notre prétendu siege *</text:p>
          </draw:text-box>
        </draw:frame>
      </draw:page>
      <draw:page draw:name="page5" draw:style-name="dp1" draw:master-page-name="Standard">
        <draw:connector draw:style-name="gr1" draw:text-style-name="P1" draw:layer="layout" svg:x1="1cm" svg:y1="2.2cm" svg:x2="20.05cm" svg:y2="2.245cm" svg:d="M1000 2200h9525v45h9525" svg:viewBox="0 0 19051 46">
          <text:p/>
        </draw:connector>
        <draw:frame draw:style-name="gr2" draw:text-style-name="P7" draw:layer="layout" svg:width="4cm" svg:height="1.1cm" svg:x="1cm" svg:y="1.1cm">
          <draw:text-box>
            <text:p text:style-name="P6">FRED</text:p>
          </draw:text-box>
        </draw:frame>
        <draw:frame draw:style-name="gr3" draw:text-style-name="P4" draw:layer="layout" svg:width="9.2cm" svg:height="1cm" svg:x="5.8cm" svg:y="1.3cm">
          <draw:text-box>
            <text:p text:style-name="P3"><text:span text:style-name="T1">Acceuil Présentation Produits Contacts</text:span></text:p>
          </draw:text-box>
        </draw:frame>
        <draw:frame draw:style-name="gr4" draw:text-style-name="P7" draw:layer="layout" svg:width="3.4cm" svg:height="0.962cm" svg:x="16.6cm" svg:y="1.3cm">
          <draw:text-box>
            <text:p text:style-name="P6">Notice</text:p>
          </draw:text-box>
        </draw:frame>
        <draw:frame draw:style-name="gr7" draw:text-style-name="P7" draw:layer="layout" svg:width="18.8cm" svg:height="1.2cm" svg:x="1cm" svg:y="27.5cm">
          <draw:text-box>
            <text:p text:style-name="P6">Oe © - Conditions légal – Remboursement – contacts </text:p>
          </draw:text-box>
        </draw:frame>
        <draw:frame draw:style-name="gr14" draw:text-style-name="P2" draw:layer="layout" svg:width="8.2cm" svg:height="1.928cm" svg:x="2.1cm" svg:y="3.572cm">
          <draw:text-box>
            <text:p>TEXTE <text:s/>COMENT UTILISER EN DETAL</text:p>
          </draw:text-box>
        </draw:frame>
        <draw:frame draw:style-name="gr15" draw:text-style-name="P8" draw:layer="layout" svg:width="8.3cm" svg:height="3.2cm" svg:x="10.2cm" svg:y="14.1cm">
          <draw:text-box>
            <text:p>TEXTE PRECAUTION D’EMPLOI</text:p>
          </draw:text-box>
        </draw:frame>
        <draw:frame draw:style-name="gr16" draw:text-style-name="P8" draw:layer="layout" svg:width="6cm" svg:height="2.9cm" svg:x="2.2cm" svg:y="19.8cm">
          <draw:text-box>
            <text:p>EFFET SECONDAIRE</text:p>
          </draw:text-box>
        </draw:frame>
        <draw:frame draw:style-name="gr14" draw:text-style-name="P2" draw:layer="layout" svg:width="8.2cm" svg:height="1.928cm" svg:x="8.4cm" svg:y="7.172cm">
          <draw:text-box>
            <text:p>TEXTE <text:s/>COMENT UTILISER EN DETAL</text:p>
          </draw:text-box>
        </draw:frame>
        <draw:frame draw:style-name="gr14" draw:text-style-name="P2" draw:layer="layout" svg:width="8.2cm" svg:height="1.928cm" svg:x="1.8cm" svg:y="9.772cm">
          <draw:text-box>
            <text:p>TEXTE <text:s/>COMENT UTILISER EN DETAL</text:p>
          </draw:text-box>
        </draw:frame>
        <draw:custom-shape draw:style-name="gr17" draw:text-style-name="P1" draw:layer="layout" svg:width="5.8cm" svg:height="3.5cm" svg:x="2.5cm" svg:y="13.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3cm" svg:y1="17.1cm" svg:x2="2.6cm" svg:y2="13.7cm">
          <text:p/>
        </draw:line>
        <draw:line draw:style-name="gr6" draw:text-style-name="P5" draw:layer="layout" svg:x1="8.3cm" svg:y1="17.1cm" svg:x2="2.6cm" svg:y2="13.7cm">
          <text:p/>
        </draw:line>
        <draw:custom-shape draw:style-name="gr17" draw:text-style-name="P1" draw:layer="layout" svg:width="5.8cm" svg:height="3.5cm" svg:x="10.7cm" svg:y="2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8cm" svg:height="3.5cm" svg:x="10.2cm" svg:y="9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8cm" svg:height="3.5cm" svg:x="2.4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8cm" svg:height="3.5cm" svg:x="10.2cm" svg:y="2.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5.9cm" svg:y1="13cm" svg:x2="10.2cm" svg:y2="9.6cm">
          <text:p/>
        </draw:line>
        <draw:line draw:style-name="gr6" draw:text-style-name="P5" draw:layer="layout" svg:x1="8.1cm" svg:y1="9.3cm" svg:x2="2.4cm" svg:y2="5.9cm">
          <text:p/>
        </draw:line>
        <draw:line draw:style-name="gr6" draw:text-style-name="P5" draw:layer="layout" svg:x1="16cm" svg:y1="6.1cm" svg:x2="10.3cm" svg:y2="2.7cm">
          <text:p/>
        </draw:line>
        <draw:line draw:style-name="gr6" draw:text-style-name="P5" draw:layer="layout" svg:x1="16.5cm" svg:y1="23.9cm" svg:x2="10.8cm" svg:y2="2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3:43:10.341215776</meta:creation-date>
    <dc:date>2022-10-28T14:40:24.067556485</dc:date>
    <meta:editing-duration>PT3M57S</meta:editing-duration>
    <meta:editing-cycles>1</meta:editing-cycles>
    <meta:document-statistic meta:object-count="73"/>
    <meta:generator>LibreOffice/6.4.7.2$Linux_X86_64 LibreOffice_project/40$Build-2</meta:generator>
  </office:meta>
</office:document-meta>
</file>